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Raleway" svg:font-family="Raleway, sans-serif"/>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Liberation Sans" fo:font-size="16.1000003814697pt" fo:font-weight="bold" officeooo:rsid="001b232f" officeooo:paragraph-rsid="001b232f" style:font-name-asian="Noto Sans CJK SC" style:font-size-asian="16.1000003814697pt" style:font-weight-asian="bold" style:font-name-complex="Noto Sans Hebrew" style:font-size-complex="16.1000003814697pt" style:font-weight-complex="bold"/>
    </style:style>
    <style:style style:name="P2" style:family="paragraph" style:parent-style-name="Heading_20_3">
      <style:text-properties officeooo:paragraph-rsid="00227e33"/>
    </style:style>
    <style:style style:name="P3" style:family="paragraph" style:parent-style-name="Text_20_body">
      <style:text-properties officeooo:rsid="00182746" officeooo:paragraph-rsid="00182746"/>
    </style:style>
    <style:style style:name="P4" style:family="paragraph" style:parent-style-name="Text_20_body">
      <style:text-properties officeooo:rsid="0019a681" officeooo:paragraph-rsid="0019a681"/>
    </style:style>
    <style:style style:name="P5" style:family="paragraph" style:parent-style-name="Text_20_body">
      <style:text-properties officeooo:paragraph-rsid="0019a681"/>
    </style:style>
    <style:style style:name="P6" style:family="paragraph" style:parent-style-name="Text_20_body" style:list-style-name="L1">
      <style:text-properties officeooo:rsid="001b232f"/>
    </style:style>
    <style:style style:name="P7" style:family="paragraph" style:parent-style-name="Text_20_body" style:list-style-name="L1">
      <style:text-properties officeooo:rsid="001b232f" officeooo:paragraph-rsid="001b232f"/>
    </style:style>
    <style:style style:name="P8" style:family="paragraph" style:parent-style-name="Text_20_body" style:list-style-name="L1"/>
    <style:style style:name="P9" style:family="paragraph" style:parent-style-name="Text_20_body" style:list-style-name="L1">
      <style:text-properties officeooo:rsid="001cc7f5" officeooo:paragraph-rsid="001cc7f5"/>
    </style:style>
    <style:style style:name="P10" style:family="paragraph" style:parent-style-name="Text_20_body">
      <style:text-properties officeooo:rsid="001cc7f5" officeooo:paragraph-rsid="001cc7f5"/>
    </style:style>
    <style:style style:name="P11" style:family="paragraph" style:parent-style-name="Text_20_body">
      <style:text-properties officeooo:paragraph-rsid="001cc7f5"/>
    </style:style>
    <style:style style:name="P12" style:family="paragraph" style:parent-style-name="Text_20_body">
      <style:text-properties officeooo:paragraph-rsid="001d1d7b"/>
    </style:style>
    <style:style style:name="P13" style:family="paragraph" style:parent-style-name="Text_20_body" style:list-style-name="L1">
      <style:text-properties officeooo:rsid="0021ad86" officeooo:paragraph-rsid="0021ad86"/>
    </style:style>
    <style:style style:name="P14" style:family="paragraph" style:parent-style-name="Text_20_body">
      <style:text-properties officeooo:rsid="00227e33" officeooo:paragraph-rsid="00227e33"/>
    </style:style>
    <style:style style:name="P15" style:family="paragraph" style:parent-style-name="Text_20_body">
      <style:text-properties officeooo:paragraph-rsid="00227e33"/>
    </style:style>
    <style:style style:name="T1" style:family="text">
      <style:text-properties officeooo:rsid="00182746"/>
    </style:style>
    <style:style style:name="T2" style:family="text">
      <style:text-properties style:font-name="Liberation Sans" fo:font-size="16.1000003814697pt" fo:font-weight="bold" officeooo:rsid="00182746" style:font-name-asian="Noto Sans CJK SC" style:font-size-asian="16.1000003814697pt" style:font-weight-asian="bold" style:font-name-complex="Noto Sans Hebrew" style:font-size-complex="16.1000003814697pt" style:font-weight-complex="bold"/>
    </style:style>
    <style:style style:name="T3" style:family="text">
      <style:text-properties style:font-name="Liberation Sans" fo:font-size="14.1000003814697pt" fo:font-weight="bold" officeooo:rsid="001cc7f5" style:font-name-asian="Noto Sans CJK SC" style:font-size-asian="14.1000003814697pt" style:font-weight-asian="bold" style:font-name-complex="Noto Sans Hebrew" style:font-size-complex="14.1000003814697pt" style:font-weight-complex="bold"/>
    </style:style>
    <style:style style:name="T4" style:family="text">
      <style:text-properties style:font-name="Liberation Sans" fo:font-size="14.1000003814697pt" fo:font-weight="bold" officeooo:rsid="00227e33" style:font-name-asian="Noto Sans CJK SC" style:font-size-asian="14.1000003814697pt" style:font-weight-asian="bold" style:font-name-complex="Noto Sans Hebrew" style:font-size-complex="14.1000003814697pt" style:font-weight-complex="bold"/>
    </style:style>
    <style:style style:name="T5" style:family="text">
      <style:text-properties officeooo:rsid="0019a681"/>
    </style:style>
    <style:style style:name="T6" style:family="text">
      <style:text-properties officeooo:rsid="0019d6f4"/>
    </style:style>
    <style:style style:name="T7" style:family="text">
      <style:text-properties officeooo:rsid="001cc7f5"/>
    </style:style>
    <style:style style:name="T8" style:family="text">
      <style:text-properties officeooo:rsid="001d1d7b"/>
    </style:style>
    <style:style style:name="T9" style:family="text">
      <style:text-properties officeooo:rsid="001ff814"/>
    </style:style>
    <style:style style:name="T10" style:family="text">
      <style:text-properties officeooo:rsid="00227e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ocs-internal-guid-70e1c5a7-7fff-2445-c8b7-21a3b630faf7"/>User Persona</text:h>
      <text:h text:style-name="Heading_20_2" text:outline-level="2">Recipients</text:h>
      <text:h text:style-name="Heading_20_3" text:outline-level="3">Linus Torvalds</text:h>
      <text:p text:style-name="P3">A person who created an important, successful project, but the project still lacks enough money to take the adequate place in society. Linux needs marketing to take place of Windows on desktop.</text:p>
      <text:p text:style-name="P4">Pain point: No money for adequate Linux marketing.</text:p>
      <text:h text:style-name="Heading_20_3" text:outline-level="3"><text:span text:style-name="T1">Greta Thu</text:span><text:span text:style-name="T2">n</text:span><text:span text:style-name="T1">berg</text:span></text:h>
      <text:p text:style-name="P3">A social activist who needs more money for her social project.</text:p>
      <text:p text:style-name="P5"><text:span text:style-name="T5">Pain point: No money to distribute against climate change.</text:span></text:p>
      <text:h text:style-name="Heading_20_3" text:outline-level="3">An average homeowner</text:h>
      <text:p text:style-name="P4">He would be like to be rewarded for installing solar panels.</text:p>
      <text:p text:style-name="P4">Pain point: It takes money to install them, but he needs to feed children.</text:p>
      <text:h text:style-name="Heading_20_3" text:outline-level="3">Small open source project creator</text:h>
      <text:p text:style-name="P4">He created something on GitHub <text:span text:style-name="T6">useful or potentially useful for the society and strives to sustain his project.</text:span></text:p>
      <text:p text:style-name="P5"><text:span text:style-name="T5">Pain point: The project brought him zero money and is in danger of be abandoned.</text:span></text:p>
      <text:h text:style-name="Heading_20_3" text:outline-level="3">A victim of <text:span text:style-name="T7">a </text:span>war</text:h>
      <text:p text:style-name="P10">He was displaced out of his home.</text:p>
      <text:p text:style-name="P10">Pain point: Money for home and bread.</text:p>
      <text:h text:style-name="Heading_20_3" text:outline-level="3">A victim of <text:span text:style-name="T3">a robbery</text:span></text:h>
      <text:p text:style-name="P10">All his cash was stolen.</text:p>
      <text:p text:style-name="P11"><text:span text:style-name="T7">Pain point: He has no money to feed children.</text:span></text:p>
      <text:h text:style-name="Heading_20_3" text:outline-level="3">The government of a poor country like Kenya</text:h>
      <text:p text:style-name="P12"><text:span text:style-name="T8">It was abused by colonialists. It is developing from a low point.</text:span></text:p>
      <text:p text:style-name="P15"><text:span text:style-name="T8">Pain points: Poverty, weak infrastructure.</text:span></text:p>
      <text:h text:style-name="P2" text:outline-level="3">A <text:span text:style-name="T4">student</text:span></text:h>
      <text:p text:style-name="P14">He strives to work and study at the same time.</text:p>
      <text:h text:style-name="P2" text:outline-level="3">A college</text:h>
      <text:p text:style-name="P14">It can’t admit students without money.</text:p>
      <text:h text:style-name="P1" text:outline-level="2">Courts</text:h>
      <text:list xml:id="list571868559" text:style-name="L1">
        <text:list-item>
          <text:p text:style-name="P8">A climate action committee</text:p>
        </text:list-item>
        <text:list-item>
          <text:p text:style-name="P6">A free software group or society</text:p>
        </text:list-item>
        <text:list-item>
          <text:p text:style-name="P7">A group of mathematicians</text:p>
        </text:list-item>
        <text:list-item>
          <text:p text:style-name="P9">A nonprofit helping victims</text:p>
        </text:list-item>
        <text:list-item>
          <text:p text:style-name="P13">A nonprofit helping other nonprofit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Raleway" svg:font-family="Raleway, sans-serif"/>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Victor Porton</meta:initial-creator>
    <meta:creation-date>2020-03-21T01:31:39.168247101</meta:creation-date>
    <dc:date>2020-03-21T01:48:57.124766380</dc:date>
    <dc:creator>Victor Porton</dc:creator>
    <meta:editing-duration>PT17M11S</meta:editing-duration>
    <meta:editing-cycles>12</meta:editing-cycles>
    <meta:generator>LibreOffice/6.3.5.2$Linux_X86_64 LibreOffice_project/30$Build-2</meta:generator>
    <meta:document-statistic meta:table-count="0" meta:image-count="0" meta:object-count="0" meta:page-count="1" meta:paragraph-count="33" meta:word-count="245" meta:character-count="1377" meta:non-whitespace-character-count="1170"/>
  </office:meta>
</office:document-meta>
</file>